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style:font-name="Verdana"/>
    </style:style>
    <style:style style:name="T3" style:parent-style-name="Policepardéfaut" style:family="text">
      <style:text-properties style:font-name="Verdana"/>
    </style:style>
    <style:style style:name="T4" style:parent-style-name="Policepardéfaut" style:family="text">
      <style:text-properties style:font-name="Verdana"/>
    </style:style>
    <style:style style:name="T5" style:parent-style-name="Policepardéfaut" style:family="text">
      <style:text-properties style:font-name="Verdana"/>
    </style:style>
    <style:style style:name="T6" style:parent-style-name="Policepardéfaut" style:family="text">
      <style:text-properties style:font-name="Verdana"/>
    </style:style>
    <style:style style:name="T7" style:parent-style-name="Policepardéfaut" style:family="text">
      <style:text-properties style:font-name="Verdana"/>
    </style:style>
    <style:style style:name="P8" style:parent-style-name="Textbody" style:family="paragraph">
      <style:text-properties style:font-name="Verdana"/>
    </style:style>
    <style:style style:name="T9" style:parent-style-name="Policepardéfaut" style:family="text">
      <style:text-properties style:font-name="Verdana"/>
    </style:style>
    <style:style style:name="T10" style:parent-style-name="Policepardéfaut" style:family="text">
      <style:text-properties style:font-name="Verdana"/>
    </style:style>
    <style:style style:name="T11" style:parent-style-name="Policepardéfaut" style:family="text">
      <style:text-properties style:font-name="Verdana"/>
    </style:style>
    <style:style style:name="T12" style:parent-style-name="Policepardéfaut" style:family="text">
      <style:text-properties style:font-name="Verdana"/>
    </style:style>
    <style:style style:name="T13" style:parent-style-name="Policepardéfaut" style:family="text">
      <style:text-properties style:font-name="Verdana"/>
    </style:style>
    <style:style style:name="T14" style:parent-style-name="Policepardéfaut" style:family="text">
      <style:text-properties style:font-name="Verdana"/>
    </style:style>
    <style:style style:name="P15" style:parent-style-name="Textbody" style:family="paragraph">
      <style:text-properties style:font-name="Verdana"/>
    </style:style>
    <style:style style:name="T16" style:parent-style-name="Policepardéfaut" style:family="text">
      <style:text-properties style:font-name="Verdana"/>
    </style:style>
    <style:style style:name="P17" style:parent-style-name="Textbody" style:family="paragraph">
      <style:text-properties style:font-name="Verdana"/>
    </style:style>
    <style:style style:name="T18" style:parent-style-name="Policepardéfaut" style:family="text">
      <style:text-properties style:font-name="Verdana"/>
    </style:style>
    <style:style style:name="P19" style:parent-style-name="Textbody" style:family="paragraph">
      <style:text-properties style:font-name="Verdana"/>
    </style:style>
    <style:style style:name="T20" style:parent-style-name="Policepardéfaut" style:family="text">
      <style:text-properties style:font-name="Verdana"/>
    </style:style>
    <style:style style:name="T21" style:parent-style-name="Policepardéfaut" style:family="text">
      <style:text-properties style:font-name="Verdana"/>
    </style:style>
    <style:style style:name="T22" style:parent-style-name="Policepardéfaut" style:family="text">
      <style:text-properties style:font-name="Verdana"/>
    </style:style>
    <style:style style:name="P23" style:parent-style-name="Standard" style:family="paragraph">
      <style:text-properties style:font-name="Verdana"/>
    </style:style>
    <style:style style:name="T24" style:parent-style-name="Policepardéfaut" style:family="text">
      <style:text-properties style:font-name="Verdana"/>
    </style:style>
    <style:style style:name="P25" style:parent-style-name="Standard" style:family="paragraph">
      <style:text-properties style:font-name="Verdana"/>
    </style:style>
    <style:style style:name="T26" style:parent-style-name="Policepardéfaut" style:family="text">
      <style:text-properties style:font-name="Verdana"/>
    </style:style>
    <style:style style:name="T27" style:parent-style-name="Policepardéfaut" style:family="text">
      <style:text-properties style:font-name="Verdana"/>
    </style:style>
    <style:style style:name="T28" style:parent-style-name="Policepardéfaut" style:family="text">
      <style:text-properties style:font-name="Verdana"/>
    </style:style>
    <style:style style:name="P29" style:parent-style-name="Standard" style:family="paragraph">
      <style:text-properties style:font-name="Verdana"/>
    </style:style>
    <style:style style:name="T30" style:parent-style-name="Policepardéfaut" style:family="text">
      <style:text-properties style:font-name="Verdana"/>
    </style:style>
    <style:style style:name="P31" style:parent-style-name="Standard" style:family="paragraph">
      <style:text-properties style:font-name="Verdana"/>
    </style:style>
    <style:style style:name="T32" style:parent-style-name="Policepardéfaut" style:family="text">
      <style:text-properties style:font-name="Verdana"/>
    </style:style>
    <style:style style:name="T33" style:parent-style-name="Policepardéfaut" style:family="text">
      <style:text-properties style:font-name="Verdana"/>
    </style:style>
    <style:style style:name="T34" style:parent-style-name="Policepardéfaut" style:family="text">
      <style:text-properties style:font-name="Verdana" fo:font-weight="bold" style:font-weight-asian="bold" fo:font-style="italic" style:font-style-asian="italic" fo:color="#000000"/>
    </style:style>
    <style:style style:name="T35" style:parent-style-name="Policepardéfaut" style:family="text">
      <style:text-properties style:font-name="Verdana"/>
    </style:style>
    <style:style style:name="T36" style:parent-style-name="Policepardéfaut" style:family="text">
      <style:text-properties style:font-name="Verdana" fo:color="#000000"/>
    </style:style>
    <style:style style:name="T37" style:parent-style-name="Policepardéfaut" style:family="text">
      <style:text-properties style:font-name="Verdana"/>
    </style:style>
    <style:style style:name="P38" style:parent-style-name="Standard" style:family="paragraph">
      <style:text-properties style:font-name="Verdana"/>
    </style:style>
    <style:style style:name="T39" style:parent-style-name="Policepardéfaut" style:family="text">
      <style:text-properties style:font-name="Verdana"/>
    </style:style>
    <style:style style:name="P40" style:parent-style-name="Standard" style:family="paragraph">
      <style:text-properties style:font-name="Verdana"/>
    </style:style>
    <style:style style:name="P41" style:parent-style-name="Standard" style:family="paragraph">
      <style:text-properties style:font-name="Verdana"/>
    </style:style>
    <style:style style:name="P42" style:parent-style-name="Standard" style:family="paragraph">
      <style:text-properties style:font-name="Verdana"/>
    </style:style>
    <style:style style:name="T43" style:parent-style-name="Policepardéfaut" style:family="text">
      <style:text-properties style:font-name="Verdana"/>
    </style:style>
    <style:style style:name="P44" style:parent-style-name="Textbody" style:family="paragraph">
      <style:text-properties style:font-name="Verdana"/>
    </style:style>
    <style:style style:name="T45" style:parent-style-name="Policepardéfaut" style:family="text">
      <style:text-properties style:font-name="Verdana" fo:font-weight="normal" style:font-weight-asian="normal" style:font-weight-complex="normal" fo:font-size="12pt" style:font-size-asian="12pt" style:font-size-complex="12pt"/>
    </style:style>
    <style:style style:name="T46" style:parent-style-name="Policepardéfaut" style:family="text">
      <style:text-properties style:font-name="Verdana" fo:font-weight="normal" style:font-weight-asian="normal" style:font-weight-complex="normal" fo:font-size="12pt" style:font-size-asian="12pt" style:font-size-complex="12pt"/>
    </style:style>
    <style:style style:name="P47" style:parent-style-name="Textbody" style:family="paragraph">
      <style:paragraph-properties fo:margin-bottom="0in" fo:margin-left="0.2944in">
        <style:tab-stops/>
      </style:paragraph-properties>
    </style:style>
    <style:style style:name="T48" style:parent-style-name="Policepardéfaut" style:family="text">
      <style:text-properties style:font-name="Verdana"/>
    </style:style>
    <style:style style:name="P49" style:parent-style-name="Textbody" style:family="paragraph">
      <style:paragraph-properties fo:margin-bottom="0in" fo:margin-left="0.2944in">
        <style:tab-stops/>
      </style:paragraph-properties>
    </style:style>
    <style:style style:name="T50" style:parent-style-name="Policepardéfaut" style:family="text">
      <style:text-properties style:font-name="Verdana"/>
    </style:style>
    <style:style style:name="P51" style:parent-style-name="Textbody" style:family="paragraph">
      <style:paragraph-properties fo:margin-bottom="0in" fo:margin-left="0.2944in">
        <style:tab-stops/>
      </style:paragraph-properties>
    </style:style>
    <style:style style:name="T52" style:parent-style-name="Policepardéfaut" style:family="text">
      <style:text-properties style:font-name="Verdana"/>
    </style:style>
    <style:style style:name="P53" style:parent-style-name="Textbody" style:family="paragraph">
      <style:paragraph-properties fo:margin-bottom="0in" fo:margin-left="0.2944in">
        <style:tab-stops/>
      </style:paragraph-properties>
    </style:style>
    <style:style style:name="T54" style:parent-style-name="Policepardéfaut" style:family="text">
      <style:text-properties style:font-name="Verdana"/>
    </style:style>
    <style:style style:name="P55" style:parent-style-name="Textbody" style:family="paragraph">
      <style:paragraph-properties fo:margin-bottom="0in" fo:margin-left="0.2944in">
        <style:tab-stops/>
      </style:paragraph-properties>
    </style:style>
    <style:style style:name="T56" style:parent-style-name="Policepardéfaut" style:family="text">
      <style:text-properties style:font-name="Verdana"/>
    </style:style>
    <style:style style:name="P57" style:parent-style-name="Textbody" style:family="paragraph">
      <style:paragraph-properties fo:margin-bottom="0in" fo:margin-left="0.2944in">
        <style:tab-stops/>
      </style:paragraph-properties>
    </style:style>
    <style:style style:name="T58" style:parent-style-name="Policepardéfaut" style:family="text">
      <style:text-properties style:font-name="Verdana"/>
    </style:style>
    <style:style style:name="P59" style:parent-style-name="Textbody" style:family="paragraph">
      <style:paragraph-properties fo:margin-bottom="0in" fo:margin-left="0.2944in">
        <style:tab-stops/>
      </style:paragraph-properties>
    </style:style>
    <style:style style:name="T60" style:parent-style-name="Policepardéfaut" style:family="text">
      <style:text-properties style:font-name="Verdana"/>
    </style:style>
    <style:style style:name="P61" style:parent-style-name="Textbody" style:family="paragraph">
      <style:paragraph-properties fo:margin-bottom="0in" fo:margin-left="0.2944in">
        <style:tab-stops/>
      </style:paragraph-properties>
    </style:style>
    <style:style style:name="T62" style:parent-style-name="Policepardéfaut" style:family="text">
      <style:text-properties style:font-name="Verdana"/>
    </style:style>
    <style:style style:name="P63" style:parent-style-name="Textbody" style:family="paragraph">
      <style:paragraph-properties fo:margin-bottom="0in" fo:margin-left="0.2944in">
        <style:tab-stops/>
      </style:paragraph-properties>
    </style:style>
    <style:style style:name="T64" style:parent-style-name="Policepardéfaut" style:family="text">
      <style:text-properties style:font-name="Verdana"/>
    </style:style>
    <style:style style:name="P65" style:parent-style-name="Textbody" style:family="paragraph">
      <style:paragraph-properties fo:margin-bottom="0in" fo:margin-left="0.2944in">
        <style:tab-stops/>
      </style:paragraph-properties>
    </style:style>
    <style:style style:name="T66" style:parent-style-name="Policepardéfaut" style:family="text">
      <style:text-properties style:font-name="Verdana"/>
    </style:style>
    <style:style style:name="P67" style:parent-style-name="Textbody" style:family="paragraph">
      <style:paragraph-properties fo:margin-bottom="0in" fo:margin-left="0.2944in">
        <style:tab-stops/>
      </style:paragraph-properties>
    </style:style>
    <style:style style:name="T68" style:parent-style-name="Policepardéfaut" style:family="text">
      <style:text-properties style:font-name="Verdana"/>
    </style:style>
    <style:style style:name="P69" style:parent-style-name="Textbody" style:family="paragraph">
      <style:paragraph-properties fo:margin-bottom="0in" fo:margin-left="0.2944in">
        <style:tab-stops/>
      </style:paragraph-properties>
    </style:style>
    <style:style style:name="T70" style:parent-style-name="Policepardéfaut" style:family="text">
      <style:text-properties style:font-name="Verdana"/>
    </style:style>
    <style:style style:name="P71" style:parent-style-name="Textbody" style:family="paragraph">
      <style:paragraph-properties fo:margin-left="0.2944in">
        <style:tab-stops/>
      </style:paragraph-properties>
    </style:style>
    <style:style style:name="T72" style:parent-style-name="Policepardéfaut" style:family="text">
      <style:text-properties style:font-name="Verdana"/>
    </style:style>
    <style:style style:name="P73" style:parent-style-name="Textbody" style:family="paragraph">
      <style:text-properties style:font-name="Verdana"/>
    </style:style>
    <style:style style:name="T74" style:parent-style-name="Policepardéfaut" style:family="text">
      <style:text-properties style:font-name="Verdana"/>
    </style:style>
    <style:style style:name="P75" style:parent-style-name="Textbody" style:family="paragraph">
      <style:text-properties style:font-name="Verdana"/>
    </style:style>
    <style:style style:name="T76" style:parent-style-name="Policepardéfaut" style:family="text">
      <style:text-properties style:font-name="Verdana" fo:font-weight="normal" style:font-weight-asian="normal" style:font-weight-complex="normal" fo:font-size="12pt" style:font-size-asian="12pt" style:font-size-complex="12pt"/>
    </style:style>
    <style:style style:name="P77" style:parent-style-name="Textbody" style:family="paragraph">
      <style:text-properties style:font-name="Verdana"/>
    </style:style>
    <style:style style:name="T78" style:parent-style-name="Policepardéfaut" style:family="text">
      <style:text-properties style:font-name="Verdana"/>
    </style:style>
    <style:style style:name="T79" style:parent-style-name="Policepardéfaut" style:family="text">
      <style:text-properties style:font-name="Verdana"/>
    </style:style>
    <style:style style:name="T80" style:parent-style-name="Policepardéfaut" style:family="text">
      <style:text-properties style:font-name="Verdana"/>
    </style:style>
    <style:style style:name="T81" style:parent-style-name="Policepardéfaut" style:family="text">
      <style:text-properties style:font-name="Verdana"/>
    </style:style>
    <style:style style:name="T82" style:parent-style-name="Policepardéfaut" style:family="text">
      <style:text-properties style:font-name="Verdana"/>
    </style:style>
    <style:style style:name="T83" style:parent-style-name="Policepardéfaut" style:family="text">
      <style:text-properties style:font-name="Verdana"/>
    </style:style>
    <style:style style:name="T84" style:parent-style-name="Policepardéfaut" style:family="text">
      <style:text-properties style:font-name="Verdana"/>
    </style:style>
    <style:style style:name="T85" style:parent-style-name="Policepardéfaut" style:family="text">
      <style:text-properties style:font-name="Verdana"/>
    </style:style>
    <style:style style:name="T86" style:parent-style-name="Policepardéfaut" style:family="text">
      <style:text-properties style:font-name="Verdana"/>
    </style:style>
    <style:style style:name="P87" style:parent-style-name="Textbody" style:family="paragraph">
      <style:text-properties style:font-name="Verdana"/>
    </style:style>
    <style:style style:name="T88" style:parent-style-name="Policepardéfaut" style:family="text">
      <style:text-properties style:font-name="Verdana"/>
    </style:style>
    <style:style style:name="P89" style:parent-style-name="Textbody" style:family="paragraph">
      <style:text-properties style:font-name="Verdana"/>
    </style:style>
    <style:style style:name="T90" style:parent-style-name="Policepardéfaut" style:family="text">
      <style:text-properties style:font-name="Verdana"/>
    </style:style>
    <style:style style:name="T91" style:parent-style-name="Policepardéfaut" style:family="text">
      <style:text-properties style:font-name="Verdana"/>
    </style:style>
    <style:style style:name="T92" style:parent-style-name="Policepardéfaut" style:family="text">
      <style:text-properties style:font-name="Verdana"/>
    </style:style>
    <style:style style:name="T93" style:parent-style-name="Policepardéfaut" style:family="text">
      <style:text-properties style:font-name="Verdana"/>
    </style:style>
    <style:style style:name="P94" style:parent-style-name="Textbody" style:family="paragraph">
      <style:text-properties style:font-name="Verdana"/>
    </style:style>
    <style:style style:name="T95" style:parent-style-name="Policepardéfaut" style:family="text">
      <style:text-properties style:font-name="Verdana"/>
    </style:style>
    <style:style style:name="P96" style:parent-style-name="Textbody" style:family="paragraph">
      <style:text-properties style:font-name="Verdana"/>
    </style:style>
    <style:style style:name="T97" style:parent-style-name="Policepardéfaut" style:family="text">
      <style:text-properties style:font-name="Verdana"/>
    </style:style>
    <style:style style:name="P98" style:parent-style-name="Textbody" style:family="paragraph">
      <style:text-properties style:font-name="Verdana"/>
    </style:style>
    <style:style style:name="T99" style:parent-style-name="Policepardéfaut" style:family="text">
      <style:text-properties style:font-name="Verdana"/>
    </style:style>
    <style:style style:name="T100" style:parent-style-name="Policepardéfaut" style:family="text">
      <style:text-properties style:font-name="Verdana"/>
    </style:style>
    <style:style style:name="T101" style:parent-style-name="Policepardéfaut" style:family="text">
      <style:text-properties style:font-name="Verdana"/>
    </style:style>
    <style:style style:name="T102" style:parent-style-name="Policepardéfaut" style:family="text">
      <style:text-properties style:font-name="Verdana"/>
    </style:style>
    <style:style style:name="T103" style:parent-style-name="Policepardéfaut" style:family="text">
      <style:text-properties style:font-name="Verdana"/>
    </style:style>
    <style:style style:name="T104" style:parent-style-name="Policepardéfaut" style:family="text">
      <style:text-properties style:font-name="Verdana"/>
    </style:style>
    <style:style style:name="P105" style:parent-style-name="Textbody" style:family="paragraph">
      <style:text-properties style:font-name="Verdana"/>
    </style:style>
    <style:style style:name="T106" style:parent-style-name="Policepardéfaut" style:family="text">
      <style:text-properties style:font-name="Verdana"/>
    </style:style>
    <style:style style:name="P107" style:parent-style-name="Textbody" style:family="paragraph">
      <style:text-properties style:font-name="Verdana"/>
    </style:style>
    <style:style style:name="T108" style:parent-style-name="Policepardéfaut" style:family="text">
      <style:text-properties style:font-name="Verdana"/>
    </style:style>
    <style:style style:name="P109" style:parent-style-name="Textbody" style:family="paragraph">
      <style:text-properties style:font-name="Verdana"/>
    </style:style>
  </office:automatic-styles>
  <office:body>
    <office:text text:use-soft-page-breaks="true">
      <text:p text:style-name="P1"><text:span text:style-name="T2">Page : La chiropratique</text:span></text:p>
      <text:p text:style-name="Standard"><text:span text:style-name="T3">Définition</text:span></text:p>
      <text:p text:style-name="Textbody"><text:span text:style-name="T4">"La chiropraxie est un art, une science, une philosophie, qui consiste en la prévention, le diagnostic, le traitement des pathologies mécaniques réelles ou supposées de l'appareil neuro-musculo-squelettique, en particulier du rachis et de leurs conséquences."</text:span></text:p>
      <text:p text:style-name="Textbody"><text:span text:style-name="T5">Votre corps détient toutes les clefs de sa propre guérison. Le chiropracteur lui indique le chemin que doit prendre votre corps pour y arriver. C’est l’intelligence innée.</text:span></text:p>
      <text:p text:style-name="Textbody"><text:span text:style-name="T6">L’acte appelé « ajustement » se pratique avec les mains de votre chiropracteur principalement.</text:span></text:p>
      <text:p text:style-name="Textbody"><text:span text:style-name="T7">Il vise à rectifier l’équilibre de votre système nerveux et lui donner un fonctionnement optimal. Système nerveux qui se trouve dans votre colonne vertébrale et boite crânienne.</text:span></text:p>
      <text:p text:style-name="P8"/>
      <text:p text:style-name="Textbody"><text:span text:style-name="T9">L’histoire de la chiropraxie</text:span></text:p>
      <text:p text:style-name="Textbody"><text:span text:style-name="T10">Les Etats-Unis sont le berceau de la chiropraxie, où la discipline a été fondée à la fin du XIXème siècle, par Daniel David Palmer.</text:span><text:span text:style-name="T11"><text:line-break/>Les premiers soins chiropratiques ont été dispensés par Palmer lui-même dès 1895. Il fonda deux ans plus tard la première école, à Davenport.</text:span><text:span text:style-name="T12"><text:line-break/>A ce jour, plus de 75 000 chiropracteurs exercent dans les 50 états. La chiropraxie est reconnue dans chacun de ces états.<text:s/></text:span><text:span text:style-name="T13"><text:line-break/></text:span><text:span text:style-name="T14"><text:line-break/>En 2013, la prestigieuse American Medical Association recommande aux patients de consulter un chiropracteur en première intention pour le soin des lombalgies.</text:span></text:p>
      <text:p text:style-name="P15"/>
      <text:p text:style-name="Textbody"><text:span text:style-name="T16">Page : Votre chiropracteur</text:span></text:p>
      <text:p text:style-name="P17"/>
      <text:p text:style-name="Textbody"><text:span text:style-name="T18">Diplômée en chiropratique depuis 2012, j’ai créé le cabinet d’Haubourdin en 2013 en parallèle de mon travail de collaboratrice à Boulogne-sur-Mer chez Delphine TOURRET.</text:span></text:p>
      <text:p text:style-name="P19"/>
      <text:p text:style-name="Textbody"><text:span text:style-name="T20">Mon regard sur le métier</text:span></text:p>
      <text:p text:style-name="Standard"><text:span text:style-name="T21">J'ai une vision globale du corps et j'aime faire le lien entre celui-ci et les émotions, car ils sont étroitement liés.</text:span></text:p>
      <text:p text:style-name="Standard"><text:span text:style-name="T22">Pouvoir apporter un soutien sur le plan physique par la chiropraxie et sur le plan émotionnel par l’utilisation des plantes est un moyen pour moi d’être une professionnelle qui regarde tous les aspects de votre personne. C’est la raison pour laquelle vous venez me voir au cabinet.</text:span></text:p>
      <text:p text:style-name="P23"/>
      <text:p text:style-name="Standard"><text:span text:style-name="T24">Comment j'en suis arrivée là ?</text:span></text:p>
      <text:p text:style-name="P25"/>
      <text:p text:style-name="Standard"><text:span text:style-name="T26">J'ai commencé très tôt à me passionner pour le corps humain et l'aide à la personne. J'ai très vite cherché ce qui me plaisait. <text:s/></text:span></text:p>
      <text:p text:style-name="Standard"><text:span text:style-name="T27">Tout d’abord, dans le domaine de la médecine chinoise en shiatsu. Ce fut un premier pied à l’étrier, mais pas ce qui m'animait le plus.</text:span></text:p>
      <text:p text:style-name="Standard"><text:span text:style-name="T28">J'ai trouvé ma voie et l'envie de pratiquer la chiropraxie quelques années plus tard.</text:span></text:p>
      <text:p text:style-name="P29"/>
      <text:p text:style-name="Standard"><text:span text:style-name="T30">Une fois installée en tant que chiropracteur, ma curiosité et l’envie d'apprendre, me poussa naturellement à continuer à me former.</text:span></text:p>
      <text:p text:style-name="P31"/>
      <text:p text:style-name="Standard"><text:span text:style-name="T32">Cette fois, dans un autre domaine qui me passionne tout autant, les fleurs et plantes.</text:span></text:p>
      <text:p text:style-name="Standard"><text:span text:style-name="T33">J'ai suivi des formations sur les fleurs de Bach et bush australien avec<text:s/></text:span><text:span text:style-name="T34">Jean-Michel SCHERPEREEL</text:span><text:span text:style-name="T35"><text:s/>à la<text:s/></text:span><text:span text:style-name="T36">« La Centaurée »</text:span><text:span text:style-name="T37">. Suivi d’une formation en phytothérapie à l’ETNAT.</text:span></text:p>
      <text:p text:style-name="P38"/>
      <text:p text:style-name="Standard"><text:span text:style-name="T39">J’ai également suivi des formations sur tout ce qui concerne la petite enfance et l'accompagnement parental à l'arrivé d'un bébé. Les difficultés que cela peut amener : les freins restrictifs buccaux, l'allaitement, les troubles de l’oralité alimentaires. Tout cela demande une approche pluridisciplinaire et surtout un soutien pour une famille avec plus ou moins de difficulté.</text:span></text:p>
      <text:p text:style-name="P40"/>
      <text:p text:style-name="P41"/>
      <text:p text:style-name="P42"/>
      <text:p text:style-name="Textbody"><text:span text:style-name="T43">Page d’accueil : A qui s’adresse la chiropraxie</text:span></text:p>
      <text:p text:style-name="P44"/>
      <text:h text:style-name="Titre2" text:outline-level="2"><text:span text:style-name="T45">Du nouveau-né à la personne âgée, il n’y a pas d’âge.</text:span><text:span text:style-name="T46"><text:line-break/></text:span></text:h>
      <text:p text:style-name="P47"><text:span text:style-name="T48">Douleurs aiguës ou chroniques du cou, dos, articulations </text:span></text:p>
      <text:p text:style-name="P49"><text:span text:style-name="T50">Sciatique - Migraines - Vertiges - Arthrose - Tendinites - Maux de tête</text:span></text:p>
      <text:p text:style-name="P51"><text:span text:style-name="T52">Affectations des disques intervertébraux </text:span></text:p>
      <text:p text:style-name="P53"><text:span text:style-name="T54">Inconforts et/ou douleurs lors de la grossesse</text:span></text:p>
      <text:p text:style-name="P55"><text:span text:style-name="T56">En post-partum</text:span></text:p>
      <text:p text:style-name="P57"><text:span text:style-name="T58">Déformations crâniennes</text:span></text:p>
      <text:p text:style-name="P59"><text:span text:style-name="T60">Difficultés d'allaitement</text:span></text:p>
      <text:p text:style-name="P61"><text:span text:style-name="T62">Problématiques digestives chez les nourrissons, troubles de la succion</text:span></text:p>
      <text:p text:style-name="P63"><text:span text:style-name="T64">Croissance </text:span></text:p>
      <text:p text:style-name="P65"><text:span text:style-name="T66">Dysfonctionnement de la mâchoire </text:span></text:p>
      <text:p text:style-name="P67"><text:span text:style-name="T68">Torticolis - Tensions musculaires </text:span></text:p>
      <text:p text:style-name="P69"><text:span text:style-name="T70">Mauvaises postures</text:span></text:p>
      <text:p text:style-name="P71"><text:span text:style-name="T72">Douleurs et dysfonctions des extrémités : (coxarthrose, gonarthrose, syndrome rotulien, entorse, syndrome du canal carpien/ de guyon, douleurs d’épaule…)</text:span></text:p>
      <text:p text:style-name="P73"/>
      <text:p text:style-name="Textbody"><text:span text:style-name="T74">Page : Les soins</text:span></text:p>
      <text:p text:style-name="P75"/>
      <text:h text:style-name="Titre2" text:outline-level="2"><text:span text:style-name="T76">Les techniques utilisées diffèrent d’un âge à l’autre et d’une condition à l’autre. C’est pourquoi un examen complet est toujours requis pour identifier les soins appropriés et les techniques adaptées à votre cas.</text:span></text:h>
      <text:p text:style-name="P77"/>
      <text:p text:style-name="Textbody"><text:span text:style-name="T78">Chez le nourrisson et l’enfant</text:span></text:p>
      <text:p text:style-name="Textbody"><text:span text:style-name="T79">La naissance, ce moment merveilleux, est à la fois tellement riche physiquement et émotionnellement qu’il est bon et doux de pouvoir le rééquilibrer.</text:span></text:p>
      <text:p text:style-name="Textbody"><text:span text:style-name="T80">J’accompagne le corps sur les 2 années à avenir où tout cela est en construction. Des<text:s/></text:span><text:span text:style-name="T81">premiers</text:span><text:span text:style-name="T82"><text:s text:c="2"/>mouvements de motricité, à la mise à 4 pattes, apprendre à marcher, parler, courir, et manger.</text:span></text:p>
      <text:p text:style-name="Textbody"><text:span text:style-name="T83">Tou</text:span><text:span text:style-name="T84">t</text:span><text:span text:style-name="T85"><text:s/>ces changements rapides sont intenses pour le corps, événements qui se reproduiront lors de l'adolescence.</text:span></text:p>
      <text:p text:style-name="Textbody"><text:span text:style-name="T86">Un accompagnement adapté permettra un développement optimal.</text:span></text:p>
      <text:p text:style-name="P87"/>
      <text:p text:style-name="Textbody"><text:span text:style-name="T88">Chez la femme enceinte</text:span></text:p>
      <text:p text:style-name="P89"/>
      <text:p text:style-name="Textbody"><text:span text:style-name="T90">Elle conçoit un bébé, à partir de deux cellules et donne naissance à un petit être humain et tout cela en 9 mois à peine.</text:span></text:p>
      <text:p text:style-name="Textbody"><text:span text:style-name="T91">9 mois où le corps va travailler dur en créant la vie, tout en devant continuer son activité quotidienne.</text:span></text:p>
      <text:p text:style-name="Textbody"><text:span text:style-name="T92">La prise en charge a pour objectif de vous accompagner afin d’éviter les désagréments supplémentaires liés à tous ces changements rapides.</text:span></text:p>
      <text:p text:style-name="Textbody"><text:span text:style-name="T93">Changements de courbe physique dus au ventre qui arrive, les humeurs changeantes dues aux hormones. Les désagréments d’ordre viscéral et articulaire en tout genre.</text:span></text:p>
      <text:p text:style-name="P94"/>
      <text:p text:style-name="Textbody"><text:span text:style-name="T95">Chez les adultes</text:span></text:p>
      <text:p text:style-name="P96"/>
      <text:p text:style-name="Textbody"><text:span text:style-name="T97">L'adulte vit des stress physiques, émotionnels, chimiques. La gestion de tout ce stress devient parfois trop lourde et entraîne des troubles neuro-musculo-squelettique.</text:span></text:p>
      <text:p text:style-name="P98"/>
      <text:p text:style-name="Textbody"><text:span text:style-name="T99">La prise en charge va permettre d’améliorer votre quotidien, un système nerveux optimal dans un corps optimal. <text:s/>Pour vivre votre quotidien de la<text:s/></text:span><text:soft-page-break/><text:span text:style-name="T100">meilleur</text:span><text:span text:style-name="T101">e</text:span><text:span text:style-name="T102"><text:s/>façon qu'il soit.</text:span></text:p>
      <text:p text:style-name="Textbody"><text:span text:style-name="T103"><text:s/></text:span></text:p>
      <text:p text:style-name="Textbody"><text:span text:style-name="T104">Chez les seniors</text:span></text:p>
      <text:p text:style-name="P105"/>
      <text:p text:style-name="Textbody"><text:span text:style-name="T106">Parce que l’espérance de vie ne cesse de croître, parce que la douleur n’est plus une fatalité même avec l’âge, les chiropracteurs sont amenés régulièrement à prendre en charges certains problèmes de santé spécifiques aux seniors.</text:span></text:p>
      <text:p text:style-name="P107"/>
      <text:p text:style-name="Textbody"><text:span text:style-name="T108">Par des ajustements doux, définis et adaptés, le chiropracteur soulage les douleurs et symptômes arthrosiques d’une grande majorité de patients seniors, même pour celles et ceux opérés au niveau de certaines articulations.</text:span></text:p>
      <text:p text:style-name="P109"/>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7%"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Standard" style:next-style-name="Textbody" style:default-outline-level="2">
      <style:paragraph-properties fo:keep-with-next="always" fo:margin-top="0.1666in" fo:margin-bottom="0.0833in"/>
      <style:text-propertie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margin-bottom="0in" fo:line-height="100%"/>
      <style:text-properties style:font-name="Times New Roman" style:font-name-complex="Arial"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2Car" style:display-name="Titre 2 Car" style:family="text" style:parent-style-name="Policepardéfaut">
      <style:text-properties style:font-name="Times New Roman" style:font-name-asian="SimSun" style:font-name-complex="Arial" fo:font-weight="bold" style:font-weight-asian="bold" style:font-weight-complex="bold" style:letter-kerning="true" fo:font-size="18pt" style:font-size-asian="18pt" style:font-size-complex="18pt" style:language-asian="zh" style:country-asian="CN" style:language-complex="hi" style:country-complex="IN"/>
    </style:style>
    <style:style style:name="ListLabel1" style:display-name="ListLabel 1" style:family="text">
      <style:text-properties style:font-name-asian="OpenSymbol" style:font-name-complex="OpenSymbol"/>
    </style:style>
    <style:style style:name="WW_CharLFO1LVL1" style:family="text">
      <style:text-properties style:font-name-asian="OpenSymbol" style:font-name-complex="OpenSymbol"/>
    </style:style>
    <style:style style:name="WW_CharLFO1LVL2" style:family="text">
      <style:text-properties style:font-name-asian="OpenSymbol" style:font-name-complex="OpenSymbol"/>
    </style:style>
    <style:style style:name="WW_CharLFO1LVL3" style:family="text">
      <style:text-properties style:font-name-asian="OpenSymbol" style:font-name-complex="OpenSymbol"/>
    </style:style>
    <style:style style:name="WW_CharLFO1LVL4" style:family="text">
      <style:text-properties style:font-name-asian="OpenSymbol" style:font-name-complex="OpenSymbol"/>
    </style:style>
    <style:style style:name="WW_CharLFO1LVL5" style:family="text">
      <style:text-properties style:font-name-asian="OpenSymbol" style:font-name-complex="OpenSymbol"/>
    </style:style>
    <style:style style:name="WW_CharLFO1LVL6" style:family="text">
      <style:text-properties style:font-name-asian="OpenSymbol" style:font-name-complex="OpenSymbol"/>
    </style:style>
    <style:style style:name="WW_CharLFO1LVL7" style:family="text">
      <style:text-properties style:font-name-asian="OpenSymbol" style:font-name-complex="OpenSymbol"/>
    </style:style>
    <style:style style:name="WW_CharLFO1LVL8" style:family="text">
      <style:text-properties style:font-name-asian="OpenSymbol" style:font-name-complex="OpenSymbol"/>
    </style:style>
    <style:style style:name="WW_CharLFO1LVL9" style:family="text">
      <style:text-properties style:font-name-asian="OpenSymbol" style:font-name-complex="OpenSymbol"/>
    </style:style>
    <text:list-style style:name="WWNum1" style:display-name="WWNum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Times New Roman"/>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Times New Roman"/>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Times New Roman"/>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Times New Roman"/>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Times New Roman"/>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Times New Roman"/>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Times New Roman"/>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Times New Roman"/>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aurence Delporte</meta:initial-creator>
    <dc:creator>Laurence Delporte</dc:creator>
    <meta:creation-date>2023-05-17T10:52:00Z</meta:creation-date>
    <dc:date>2023-05-22T08:53:00Z</dc:date>
    <meta:template xlink:href="Normal.dotm" xlink:type="simple"/>
    <meta:editing-cycles>21</meta:editing-cycles>
    <meta:editing-duration>PT2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1" meta:word-count="923" meta:character-count="5989" meta:row-count="42" meta:non-whitespace-character-count="5077"/>
  </office:meta>
</office:document-meta>
</file>